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trees.M5P -M 4.0</text:p>
      <text:p text:style-name="Standard">Relation: <text:s text:c="4"/>Rand_FeatureFileAllMT_Reg</text:p>
      <text:p text:style-name="Standard">Instances: <text:s text:c="3"/>1000</text:p>
      <text:p text:style-name="Standard">Attributes: <text:s text:c="2"/>43</text:p>
      <text:p text:style-name="Standard"><text:s text:c="14"/>Bi_lemma_overlap_count</text:p>
      <text:p text:style-name="Standard"><text:s text:c="14"/>Dist_Sim_Adj</text:p>
      <text:p text:style-name="Standard"><text:s text:c="14"/>Dist_Sim_Noun</text:p>
      <text:p text:style-name="Standard"><text:s text:c="14"/>Dist_Sim_Verb</text:p>
      <text:p text:style-name="Standard"><text:s text:c="14"/>LIWC_Catg_Achievement</text:p>
      <text:p text:style-name="Standard"><text:s text:c="14"/>LIWC_Catg_Affective Processes</text:p>
      <text:p text:style-name="Standard"><text:s text:c="14"/>LIWC_Catg_Biological Processes</text:p>
      <text:p text:style-name="Standard"><text:s text:c="14"/>LIWC_Catg_Causation</text:p>
      <text:p text:style-name="Standard"><text:s text:c="14"/>LIWC_Catg_Certainty</text:p>
      <text:p text:style-name="Standard"><text:s text:c="14"/>LIWC_Catg_Cognitive Processes</text:p>
      <text:p text:style-name="Standard"><text:s text:c="14"/>LIWC_Catg_Discrepancy</text:p>
      <text:p text:style-name="Standard"><text:s text:c="14"/>LIWC_Catg_Family</text:p>
      <text:p text:style-name="Standard"><text:s text:c="14"/>LIWC_Catg_Hear</text:p>
      <text:p text:style-name="Standard"><text:s text:c="14"/>LIWC_Catg_Humans</text:p>
      <text:p text:style-name="Standard"><text:s text:c="14"/>LIWC_Catg_Insight</text:p>
      <text:p text:style-name="Standard"><text:s text:c="14"/>LIWC_Catg_Motion</text:p>
      <text:p text:style-name="Standard"><text:s text:c="14"/>LIWC_Catg_Negative Emotion</text:p>
      <text:p text:style-name="Standard"><text:s text:c="14"/>LIWC_Catg_Perceptual Processes</text:p>
      <text:p text:style-name="Standard"><text:s text:c="14"/>LIWC_Catg_Positive Emotion</text:p>
      <text:p text:style-name="Standard"><text:s text:c="14"/>LIWC_Catg_Relativity</text:p>
      <text:p text:style-name="Standard"><text:s text:c="14"/>LIWC_Catg_Religion</text:p>
      <text:p text:style-name="Standard"><text:s text:c="14"/>LIWC_Catg_See</text:p>
      <text:p text:style-name="Standard"><text:s text:c="14"/>LIWC_Catg_Sexual</text:p>
      <text:p text:style-name="Standard"><text:s text:c="14"/>LIWC_Catg_Social Processes</text:p>
      <text:p text:style-name="Standard"><text:s text:c="14"/>LIWC_Catg_Tentative</text:p>
      <text:p text:style-name="Standard"><text:s text:c="14"/>LIWC_Catg_Time</text:p>
      <text:p text:style-name="Standard"><text:s text:c="14"/>LIWC_Catg_Work</text:p>
      <text:p text:style-name="Standard"><text:s text:c="14"/>Lev_Dist</text:p>
      <text:p text:style-name="Standard"><text:s text:c="14"/>MeanSimLabel</text:p>
      <text:p text:style-name="Standard"><text:s text:c="14"/>Tri_lemma_overlap_count</text:p>
      <text:p text:style-name="Standard"><text:s text:c="14"/>UMBC</text:p>
      <text:p text:style-name="Standard"><text:s text:c="14"/>Uni_lemma_overlap_count</text:p>
      <text:p text:style-name="Standard"><text:s text:c="14"/>diff_len</text:p>
      <text:p text:style-name="Standard"><text:s text:c="14"/>noun_Path</text:p>
      <text:p text:style-name="Standard"><text:s text:c="14"/>rouge_1_f_score</text:p>
      <text:p text:style-name="Standard"><text:s text:c="14"/>rouge_2_f_score</text:p>
      <text:p text:style-name="Standard"><text:s text:c="14"/>rouge_3_f_score</text:p>
      <text:p text:style-name="Standard"><text:s text:c="14"/>rouge_4_f_score</text:p>
      <text:p text:style-name="Standard"><text:s text:c="14"/>rouge_l_f_score</text:p>
      <text:p text:style-name="Standard"><text:s text:c="14"/>rouge_s*_f_score</text:p>
      <text:p text:style-name="Standard"><text:s text:c="14"/>rouge_su*_f_score</text:p>
      <text:p text:style-name="Standard"><text:s text:c="14"/>rouge_w_1.2_f_score</text:p>
      <text:p text:style-name="Standard"><text:s text:c="14"/>verb_Path</text:p>
      <text:p text:style-name="Standard">Test mode: <text:s text:c="3"/>10-fold cross-validation</text:p>
      <text:p text:style-name="Standard"/>
      <text:p text:style-name="Standard"><text:soft-page-break/>=== Classifier model (full training set) ===</text:p>
      <text:p text:style-name="Standard"/>
      <text:p text:style-name="Standard">M5 pruned model tree:</text:p>
      <text:p text:style-name="Standard">(using smoothed linear models)</text:p>
      <text:p text:style-name="Standard">LM1 (1000/81.606%)</text:p>
      <text:p text:style-name="Standard"/>
      <text:p text:style-name="Standard">LM num: 1</text:p>
      <text:p text:style-name="Standard">MeanSimLabel = </text:p>
      <text:p text:style-name="Standard"><text:tab/>0.2245 * Bi_lemma_overlap_count </text:p>
      <text:p text:style-name="Standard"><text:tab/>- 0.3123 * Dist_Sim_Adj </text:p>
      <text:p text:style-name="Standard"><text:tab/>+ 0.281 * Dist_Sim_Noun </text:p>
      <text:p text:style-name="Standard"><text:tab/>- 0.2219 * LIWC_Catg_Affective Processes </text:p>
      <text:p text:style-name="Standard"><text:tab/>- 0.0927 * LIWC_Catg_Biological Processes </text:p>
      <text:p text:style-name="Standard"><text:tab/>+ 0.2524 * LIWC_Catg_Causation </text:p>
      <text:p text:style-name="Standard"><text:tab/>- 0.3643 * LIWC_Catg_Humans </text:p>
      <text:p text:style-name="Standard"><text:tab/>+ 0.5207 * LIWC_Catg_Negative Emotion </text:p>
      <text:p text:style-name="Standard"><text:tab/>+ 0.1021 * LIWC_Catg_Relativity </text:p>
      <text:p text:style-name="Standard"><text:tab/>+ 0.2166 * LIWC_Catg_Religion </text:p>
      <text:p text:style-name="Standard"><text:tab/>+ 0.2397 * LIWC_Catg_Sexual </text:p>
      <text:p text:style-name="Standard"><text:tab/>- 0.142 * LIWC_Catg_Social Processes </text:p>
      <text:p text:style-name="Standard"><text:tab/>+ 3.5133 * UMBC </text:p>
      <text:p text:style-name="Standard"><text:tab/>- 0.0279 * diff_len </text:p>
      <text:p text:style-name="Standard"><text:tab/>+ 4.2424 * rouge_1_f_score </text:p>
      <text:p text:style-name="Standard"><text:tab/>- 8.8803 * rouge_2_f_score </text:p>
      <text:p text:style-name="Standard"><text:tab/>- 4.5342 * rouge_3_f_score </text:p>
      <text:p text:style-name="Standard"><text:tab/>+ 8.2714 * rouge_4_f_score </text:p>
      <text:p text:style-name="Standard"><text:tab/>+ 7.1673 * rouge_l_f_score </text:p>
      <text:p text:style-name="Standard"><text:tab/>- 2.0777 * rouge_s*_f_score </text:p>
      <text:p text:style-name="Standard"><text:tab/>- 6.0641 * rouge_w_1.2_f_score </text:p>
      <text:p text:style-name="Standard"><text:tab/>- 0.1279 * verb_Path </text:p>
      <text:p text:style-name="Standard"><text:tab/>- 0.1955</text:p>
      <text:p text:style-name="Standard"/>
      <text:p text:style-name="Standard">Number of Rules : 1</text:p>
      <text:p text:style-name="Standard"/>
      <text:p text:style-name="Standard">Time taken to build model: 0.19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2.4,1.648,-0.752</text:p>
      <text:p text:style-name="Standard">2,3.8,2.04,-1.76</text:p>
      <text:p text:style-name="Standard">3,0.6,1.38,0.78</text:p>
      <text:p text:style-name="Standard">4,2.833,2.816,-0.017</text:p>
      <text:p text:style-name="Standard">5,3.2,2.336,-0.864</text:p>
      <text:p text:style-name="Standard">6,1.2,2.565,1.365</text:p>
      <text:p text:style-name="Standard">7,2.5,2.044,-0.456</text:p>
      <text:p text:style-name="Standard">8,0.429,1.326,0.897</text:p>
      <text:p text:style-name="Standard">9,2.2,2.4,0.2</text:p>
      <text:p text:style-name="Standard">10,3,1.591,-1.409</text:p>
      <text:p text:style-name="Standard">11,0,0.299,0.299</text:p>
      <text:p text:style-name="Standard">12,1.2,2.275,1.075</text:p>
      <text:p text:style-name="Standard"><text:soft-page-break/>13,3.25,1.188,-2.062</text:p>
      <text:p text:style-name="Standard">14,2.333,2.224,-0.109</text:p>
      <text:p text:style-name="Standard">15,2.2,1.38,-0.82</text:p>
      <text:p text:style-name="Standard">16,2,2.653,0.653</text:p>
      <text:p text:style-name="Standard">17,2,2.087,0.087</text:p>
      <text:p text:style-name="Standard">18,1.167,1.157,-0.01</text:p>
      <text:p text:style-name="Standard">19,2,1.38,-0.62</text:p>
      <text:p text:style-name="Standard">20,3,2.069,-0.931</text:p>
      <text:p text:style-name="Standard">21,1.75,1.415,-0.335</text:p>
      <text:p text:style-name="Standard">22,0.75,1.805,1.055</text:p>
      <text:p text:style-name="Standard">23,4.4,2.454,-1.946</text:p>
      <text:p text:style-name="Standard">24,0.8,1.47,0.67</text:p>
      <text:p text:style-name="Standard">25,2,1.997,-0.003</text:p>
      <text:p text:style-name="Standard">26,1,1.503,0.503</text:p>
      <text:p text:style-name="Standard">27,0.4,1.532,1.132</text:p>
      <text:p text:style-name="Standard">28,2.167,2.115,-0.052</text:p>
      <text:p text:style-name="Standard">29,0.6,1.512,0.912</text:p>
      <text:p text:style-name="Standard">30,3.4,2.937,-0.463</text:p>
      <text:p text:style-name="Standard">31,2.5,2.261,-0.239</text:p>
      <text:p text:style-name="Standard">32,1.2,2.87,1.67</text:p>
      <text:p text:style-name="Standard">33,3.2,1.5,-1.7</text:p>
      <text:p text:style-name="Standard">34,1.25,3.056,1.806</text:p>
      <text:p text:style-name="Standard">35,2.6,2.692,0.092</text:p>
      <text:p text:style-name="Standard">36,2.429,1.094,-1.335</text:p>
      <text:p text:style-name="Standard">37,0.4,1.486,1.086</text:p>
      <text:p text:style-name="Standard">38,1.4,1.736,0.336</text:p>
      <text:p text:style-name="Standard">39,1.8,0.868,-0.932</text:p>
      <text:p text:style-name="Standard">40,4.6,3.206,-1.394</text:p>
      <text:p text:style-name="Standard">41,3.8,2.451,-1.349</text:p>
      <text:p text:style-name="Standard">42,3.333,2.039,-1.295</text:p>
      <text:p text:style-name="Standard">43,2,1.862,-0.138</text:p>
      <text:p text:style-name="Standard">44,2,1.13,-0.87</text:p>
      <text:p text:style-name="Standard">45,2,1.476,-0.524</text:p>
      <text:p text:style-name="Standard">46,0.4,1.871,1.471</text:p>
      <text:p text:style-name="Standard">47,0,1.35,1.35</text:p>
      <text:p text:style-name="Standard">48,1.6,2.034,0.434</text:p>
      <text:p text:style-name="Standard">49,1,2.214,1.214</text:p>
      <text:p text:style-name="Standard">50,2.167,1.763,-0.403</text:p>
      <text:p text:style-name="Standard">51,3.2,1.437,-1.763</text:p>
      <text:p text:style-name="Standard">52,4.5,4.02,-0.48</text:p>
      <text:p text:style-name="Standard">53,3.2,1.901,-1.299</text:p>
      <text:p text:style-name="Standard">54,2.8,3.095,0.295</text:p>
      <text:p text:style-name="Standard">55,3.2,2.739,-0.461</text:p>
      <text:p text:style-name="Standard">56,3.333,2.068,-1.266</text:p>
      <text:p text:style-name="Standard">57,0.2,0.205,0.005</text:p>
      <text:p text:style-name="Standard">58,3.833,2.312,-1.521</text:p>
      <text:p text:style-name="Standard">59,0.6,1.14,0.54</text:p>
      <text:p text:style-name="Standard">60,3,2.286,-0.714</text:p>
      <text:p text:style-name="Standard">61,0,0.552,0.552</text:p>
      <text:p text:style-name="Standard">62,0,0.781,0.781</text:p>
      <text:p text:style-name="Standard">63,0.333,1.578,1.245</text:p>
      <text:p text:style-name="Standard"><text:soft-page-break/>64,2,1.481,-0.519</text:p>
      <text:p text:style-name="Standard">65,1.6,1.771,0.171</text:p>
      <text:p text:style-name="Standard">66,1.6,1.935,0.335</text:p>
      <text:p text:style-name="Standard">67,2.833,2.072,-0.761</text:p>
      <text:p text:style-name="Standard">68,2.5,1.562,-0.938</text:p>
      <text:p text:style-name="Standard">69,0.8,1.44,0.64</text:p>
      <text:p text:style-name="Standard">70,3.6,2.435,-1.165</text:p>
      <text:p text:style-name="Standard">71,3.333,2.111,-1.222</text:p>
      <text:p text:style-name="Standard">72,3.4,1.951,-1.449</text:p>
      <text:p text:style-name="Standard">73,3.167,2.619,-0.548</text:p>
      <text:p text:style-name="Standard">74,1.2,2.763,1.563</text:p>
      <text:p text:style-name="Standard">75,4,3.083,-0.917</text:p>
      <text:p text:style-name="Standard">76,1.167,1.617,0.45</text:p>
      <text:p text:style-name="Standard">77,2.5,2.491,-0.009</text:p>
      <text:p text:style-name="Standard">78,1,1.4,0.4</text:p>
      <text:p text:style-name="Standard">79,3.167,2.691,-0.476</text:p>
      <text:p text:style-name="Standard">80,0.25,0.583,0.333</text:p>
      <text:p text:style-name="Standard">81,1,1.079,0.079</text:p>
      <text:p text:style-name="Standard">82,1.4,1.851,0.451</text:p>
      <text:p text:style-name="Standard">83,2.5,1.653,-0.847</text:p>
      <text:p text:style-name="Standard">84,2,1.488,-0.512</text:p>
      <text:p text:style-name="Standard">85,1.833,1.399,-0.435</text:p>
      <text:p text:style-name="Standard">86,3.667,2.598,-1.069</text:p>
      <text:p text:style-name="Standard">87,2.8,1.309,-1.491</text:p>
      <text:p text:style-name="Standard">88,1.667,1.977,0.31</text:p>
      <text:p text:style-name="Standard">89,1.286,2.423,1.137</text:p>
      <text:p text:style-name="Standard">90,1.333,1.901,0.568</text:p>
      <text:p text:style-name="Standard">91,2.8,1.74,-1.06</text:p>
      <text:p text:style-name="Standard">92,1.75,1.509,-0.241</text:p>
      <text:p text:style-name="Standard">93,3,2.704,-0.296</text:p>
      <text:p text:style-name="Standard">94,3.167,2.564,-0.603</text:p>
      <text:p text:style-name="Standard">95,2.667,1.989,-0.678</text:p>
      <text:p text:style-name="Standard">96,2.4,1.708,-0.692</text:p>
      <text:p text:style-name="Standard">97,0.5,1.903,1.403</text:p>
      <text:p text:style-name="Standard">98,2.2,1.987,-0.213</text:p>
      <text:p text:style-name="Standard">99,3.6,2.812,-0.788</text:p>
      <text:p text:style-name="Standard">100,2.2,1.424,-0.776</text:p>
      <text:p text:style-name="Standard">1,1.167,1.401,0.235</text:p>
      <text:p text:style-name="Standard">2,1.6,2.212,0.612</text:p>
      <text:p text:style-name="Standard">3,4.167,2.294,-1.873</text:p>
      <text:p text:style-name="Standard">4,1.6,2.119,0.519</text:p>
      <text:p text:style-name="Standard">5,0.833,1.494,0.66</text:p>
      <text:p text:style-name="Standard">6,2,2.685,0.685</text:p>
      <text:p text:style-name="Standard">7,1.5,1.763,0.263</text:p>
      <text:p text:style-name="Standard">8,2.2,1.978,-0.222</text:p>
      <text:p text:style-name="Standard">9,0.5,0.784,0.284</text:p>
      <text:p text:style-name="Standard">10,1.167,1.908,0.741</text:p>
      <text:p text:style-name="Standard">11,2.2,1.922,-0.278</text:p>
      <text:p text:style-name="Standard">12,2,2.968,0.968</text:p>
      <text:p text:style-name="Standard">13,2.25,2.396,0.146</text:p>
      <text:p text:style-name="Standard">14,2.8,2.019,-0.781</text:p>
      <text:p text:style-name="Standard"><text:soft-page-break/>15,3.75,1.098,-2.652</text:p>
      <text:p text:style-name="Standard">16,2.8,3.085,0.285</text:p>
      <text:p text:style-name="Standard">17,3.333,2.04,-1.293</text:p>
      <text:p text:style-name="Standard">18,2.25,0.971,-1.279</text:p>
      <text:p text:style-name="Standard">19,1.2,2.184,0.984</text:p>
      <text:p text:style-name="Standard">20,0.4,1.805,1.405</text:p>
      <text:p text:style-name="Standard">21,3,2.825,-0.175</text:p>
      <text:p text:style-name="Standard">22,1.333,0.755,-0.579</text:p>
      <text:p text:style-name="Standard">23,2.667,3.485,0.819</text:p>
      <text:p text:style-name="Standard">24,2.2,1.779,-0.421</text:p>
      <text:p text:style-name="Standard">25,4.25,2.329,-1.921</text:p>
      <text:p text:style-name="Standard">26,0.4,1.441,1.041</text:p>
      <text:p text:style-name="Standard">27,3.333,2.452,-0.881</text:p>
      <text:p text:style-name="Standard">28,1,1.904,0.904</text:p>
      <text:p text:style-name="Standard">29,1.6,2.534,0.934</text:p>
      <text:p text:style-name="Standard">30,2.2,1.164,-1.036</text:p>
      <text:p text:style-name="Standard">31,2,2.222,0.222</text:p>
      <text:p text:style-name="Standard">32,0.833,1.729,0.895</text:p>
      <text:p text:style-name="Standard">33,1.4,2.059,0.659</text:p>
      <text:p text:style-name="Standard">34,0.5,0.444,-0.056</text:p>
      <text:p text:style-name="Standard">35,2.2,1.714,-0.486</text:p>
      <text:p text:style-name="Standard">36,2.8,2.527,-0.273</text:p>
      <text:p text:style-name="Standard">37,0.8,1.692,0.892</text:p>
      <text:p text:style-name="Standard">38,1.8,2.208,0.408</text:p>
      <text:p text:style-name="Standard">39,4.4,3.103,-1.297</text:p>
      <text:p text:style-name="Standard">40,3.4,1.802,-1.598</text:p>
      <text:p text:style-name="Standard">41,2.6,2.183,-0.417</text:p>
      <text:p text:style-name="Standard">42,1.167,1.931,0.765</text:p>
      <text:p text:style-name="Standard">43,0.6,1.54,0.94</text:p>
      <text:p text:style-name="Standard">44,2.2,2.542,0.342</text:p>
      <text:p text:style-name="Standard">45,4.6,2.931,-1.669</text:p>
      <text:p text:style-name="Standard">46,1.2,1.969,0.769</text:p>
      <text:p text:style-name="Standard">47,0.167,1.947,1.78</text:p>
      <text:p text:style-name="Standard">48,1,2.242,1.242</text:p>
      <text:p text:style-name="Standard">49,1.2,2.257,1.057</text:p>
      <text:p text:style-name="Standard">50,1.75,1.192,-0.558</text:p>
      <text:p text:style-name="Standard">51,0.25,1.677,1.427</text:p>
      <text:p text:style-name="Standard">52,4,2.242,-1.758</text:p>
      <text:p text:style-name="Standard">53,1,1.814,0.814</text:p>
      <text:p text:style-name="Standard">54,2.667,2.319,-0.348</text:p>
      <text:p text:style-name="Standard">55,1.75,1.793,0.043</text:p>
      <text:p text:style-name="Standard">56,3,3.342,0.342</text:p>
      <text:p text:style-name="Standard">57,3,2.786,-0.214</text:p>
      <text:p text:style-name="Standard">58,2.5,2.156,-0.344</text:p>
      <text:p text:style-name="Standard">59,3,2.52,-0.48</text:p>
      <text:p text:style-name="Standard">60,1.2,2.368,1.168</text:p>
      <text:p text:style-name="Standard">61,3.2,2.641,-0.559</text:p>
      <text:p text:style-name="Standard">62,1.167,2.569,1.402</text:p>
      <text:p text:style-name="Standard">63,1.833,1.574,-0.259</text:p>
      <text:p text:style-name="Standard">64,0.2,1.192,0.992</text:p>
      <text:p text:style-name="Standard">65,3.25,4.111,0.861</text:p>
      <text:p text:style-name="Standard"><text:soft-page-break/>66,2.667,1.846,-0.821</text:p>
      <text:p text:style-name="Standard">67,1,2.219,1.219</text:p>
      <text:p text:style-name="Standard">68,3.8,1.505,-2.295</text:p>
      <text:p text:style-name="Standard">69,0.333,0.933,0.599</text:p>
      <text:p text:style-name="Standard">70,1.6,2.493,0.893</text:p>
      <text:p text:style-name="Standard">71,0.667,1.39,0.723</text:p>
      <text:p text:style-name="Standard">72,0,0.634,0.634</text:p>
      <text:p text:style-name="Standard">73,3,1.937,-1.063</text:p>
      <text:p text:style-name="Standard">74,1,2.045,1.045</text:p>
      <text:p text:style-name="Standard">75,2.4,2.005,-0.395</text:p>
      <text:p text:style-name="Standard">76,3.6,2.364,-1.236</text:p>
      <text:p text:style-name="Standard">77,1.4,1.8,0.4</text:p>
      <text:p text:style-name="Standard">78,1.833,2.07,0.237</text:p>
      <text:p text:style-name="Standard">79,4.333,2.341,-1.992</text:p>
      <text:p text:style-name="Standard">80,5,3.055,-1.945</text:p>
      <text:p text:style-name="Standard">81,0.6,1.96,1.36</text:p>
      <text:p text:style-name="Standard">82,2.833,2.65,-0.183</text:p>
      <text:p text:style-name="Standard">83,0.5,2.124,1.624</text:p>
      <text:p text:style-name="Standard">84,1.333,2.473,1.14</text:p>
      <text:p text:style-name="Standard">85,1.6,3.018,1.418</text:p>
      <text:p text:style-name="Standard">86,2.333,1.294,-1.039</text:p>
      <text:p text:style-name="Standard">87,1.4,2.126,0.726</text:p>
      <text:p text:style-name="Standard">88,1.5,1.548,0.048</text:p>
      <text:p text:style-name="Standard">89,1,2.54,1.54</text:p>
      <text:p text:style-name="Standard">90,0,1.033,1.033</text:p>
      <text:p text:style-name="Standard">91,0.5,0.699,0.199</text:p>
      <text:p text:style-name="Standard">92,2.6,1.067,-1.533</text:p>
      <text:p text:style-name="Standard">93,2,2.038,0.038</text:p>
      <text:p text:style-name="Standard">94,3,2.981,-0.019</text:p>
      <text:p text:style-name="Standard">95,1.4,1.672,0.272</text:p>
      <text:p text:style-name="Standard">96,0.667,0.587,-0.08</text:p>
      <text:p text:style-name="Standard">97,2.2,0.696,-1.504</text:p>
      <text:p text:style-name="Standard">98,2.25,1.749,-0.501</text:p>
      <text:p text:style-name="Standard">99,2.333,2.181,-0.152</text:p>
      <text:p text:style-name="Standard">100,0.6,2.273,1.673</text:p>
      <text:p text:style-name="Standard">1,1.4,1.912,0.512</text:p>
      <text:p text:style-name="Standard">2,0.2,0.37,0.17</text:p>
      <text:p text:style-name="Standard">3,4.167,0.823,-3.344</text:p>
      <text:p text:style-name="Standard">4,0.75,1.721,0.971</text:p>
      <text:p text:style-name="Standard">5,1.5,1.796,0.296</text:p>
      <text:p text:style-name="Standard">6,2.8,2.903,0.103</text:p>
      <text:p text:style-name="Standard">7,2.333,2.373,0.04</text:p>
      <text:p text:style-name="Standard">8,3.6,2.479,-1.121</text:p>
      <text:p text:style-name="Standard">9,1.25,2.064,0.814</text:p>
      <text:p text:style-name="Standard">10,2.833,2.577,-0.257</text:p>
      <text:p text:style-name="Standard">11,0.8,1.778,0.978</text:p>
      <text:p text:style-name="Standard">12,0.167,1.141,0.974</text:p>
      <text:p text:style-name="Standard">13,2.4,2.53,0.13</text:p>
      <text:p text:style-name="Standard">14,2.8,3.079,0.279</text:p>
      <text:p text:style-name="Standard">15,0.6,1.634,1.034</text:p>
      <text:p text:style-name="Standard">16,1.75,1.077,-0.673</text:p>
      <text:p text:style-name="Standard"><text:soft-page-break/>17,1.5,2.404,0.904</text:p>
      <text:p text:style-name="Standard">18,0.667,1.706,1.04</text:p>
      <text:p text:style-name="Standard">19,0.4,2.134,1.734</text:p>
      <text:p text:style-name="Standard">20,0,1.585,1.585</text:p>
      <text:p text:style-name="Standard">21,0.2,0.809,0.609</text:p>
      <text:p text:style-name="Standard">22,2,2.093,0.093</text:p>
      <text:p text:style-name="Standard">23,0.6,1.504,0.904</text:p>
      <text:p text:style-name="Standard">24,4.2,2.767,-1.433</text:p>
      <text:p text:style-name="Standard">25,3.333,3.682,0.349</text:p>
      <text:p text:style-name="Standard">26,3,2.677,-0.323</text:p>
      <text:p text:style-name="Standard">27,1.4,2.097,0.697</text:p>
      <text:p text:style-name="Standard">28,1.2,1.025,-0.175</text:p>
      <text:p text:style-name="Standard">29,2.25,0.903,-1.347</text:p>
      <text:p text:style-name="Standard">30,3.2,3.147,-0.053</text:p>
      <text:p text:style-name="Standard">31,1.6,2.162,0.562</text:p>
      <text:p text:style-name="Standard">32,3.4,2.058,-1.342</text:p>
      <text:p text:style-name="Standard">33,1.4,1.249,-0.151</text:p>
      <text:p text:style-name="Standard">34,3,1.561,-1.439</text:p>
      <text:p text:style-name="Standard">35,3.5,1.528,-1.972</text:p>
      <text:p text:style-name="Standard">36,2.2,1.864,-0.336</text:p>
      <text:p text:style-name="Standard">37,2,1.143,-0.857</text:p>
      <text:p text:style-name="Standard">38,1.6,2.096,0.496</text:p>
      <text:p text:style-name="Standard">39,1,2.967,1.967</text:p>
      <text:p text:style-name="Standard">40,2,2.205,0.205</text:p>
      <text:p text:style-name="Standard">41,2.4,2.275,-0.125</text:p>
      <text:p text:style-name="Standard">42,1.333,1.76,0.427</text:p>
      <text:p text:style-name="Standard">43,3,3.951,0.951</text:p>
      <text:p text:style-name="Standard">44,3.4,3.078,-0.322</text:p>
      <text:p text:style-name="Standard">45,3.333,3.461,0.128</text:p>
      <text:p text:style-name="Standard">46,1.6,2.536,0.936</text:p>
      <text:p text:style-name="Standard">47,1,1.782,0.782</text:p>
      <text:p text:style-name="Standard">48,1.2,0.821,-0.379</text:p>
      <text:p text:style-name="Standard">49,4.6,1.759,-2.841</text:p>
      <text:p text:style-name="Standard">50,4.2,1.921,-2.279</text:p>
      <text:p text:style-name="Standard">51,3.2,2.349,-0.851</text:p>
      <text:p text:style-name="Standard">52,1.167,2.355,1.188</text:p>
      <text:p text:style-name="Standard">53,1.6,1.259,-0.341</text:p>
      <text:p text:style-name="Standard">54,1,1.542,0.542</text:p>
      <text:p text:style-name="Standard">55,1.4,2.426,1.026</text:p>
      <text:p text:style-name="Standard">56,1.5,1.603,0.103</text:p>
      <text:p text:style-name="Standard">57,1.4,1.609,0.209</text:p>
      <text:p text:style-name="Standard">58,4.5,2.479,-2.021</text:p>
      <text:p text:style-name="Standard">59,4,4.024,0.024</text:p>
      <text:p text:style-name="Standard">60,1,2.771,1.771</text:p>
      <text:p text:style-name="Standard">61,3,2.592,-0.408</text:p>
      <text:p text:style-name="Standard">62,2,1.453,-0.547</text:p>
      <text:p text:style-name="Standard">63,1.8,1.506,-0.294</text:p>
      <text:p text:style-name="Standard">64,4.667,1.39,-3.276</text:p>
      <text:p text:style-name="Standard">65,2,1.437,-0.563</text:p>
      <text:p text:style-name="Standard">66,1.8,2.356,0.556</text:p>
      <text:p text:style-name="Standard">67,1.6,1.803,0.203</text:p>
      <text:p text:style-name="Standard"><text:soft-page-break/>68,1.833,2.151,0.318</text:p>
      <text:p text:style-name="Standard">69,2.6,1.911,-0.689</text:p>
      <text:p text:style-name="Standard">70,1.2,1.754,0.554</text:p>
      <text:p text:style-name="Standard">71,1,2.006,1.006</text:p>
      <text:p text:style-name="Standard">72,2,2.416,0.416</text:p>
      <text:p text:style-name="Standard">73,3.167,2.194,-0.973</text:p>
      <text:p text:style-name="Standard">74,1.6,1.995,0.395</text:p>
      <text:p text:style-name="Standard">75,4.2,2.76,-1.44</text:p>
      <text:p text:style-name="Standard">76,2,2.774,0.774</text:p>
      <text:p text:style-name="Standard">77,0.6,1.669,1.069</text:p>
      <text:p text:style-name="Standard">78,2,1.811,-0.189</text:p>
      <text:p text:style-name="Standard">79,3.6,2.717,-0.883</text:p>
      <text:p text:style-name="Standard">80,0.2,2.446,2.246</text:p>
      <text:p text:style-name="Standard">81,2.8,1.534,-1.266</text:p>
      <text:p text:style-name="Standard">82,4.4,2.355,-2.045</text:p>
      <text:p text:style-name="Standard">83,1.167,2.114,0.947</text:p>
      <text:p text:style-name="Standard">84,2.833,2.938,0.105</text:p>
      <text:p text:style-name="Standard">85,3.167,2.37,-0.797</text:p>
      <text:p text:style-name="Standard">86,1.6,1.31,-0.29</text:p>
      <text:p text:style-name="Standard">87,0,1.011,1.011</text:p>
      <text:p text:style-name="Standard">88,1.429,0.572,-0.856</text:p>
      <text:p text:style-name="Standard">89,2.167,2.163,-0.004</text:p>
      <text:p text:style-name="Standard">90,1.8,0.901,-0.899</text:p>
      <text:p text:style-name="Standard">91,3,1.16,-1.84</text:p>
      <text:p text:style-name="Standard">92,0.4,1.571,1.171</text:p>
      <text:p text:style-name="Standard">93,3,2.799,-0.201</text:p>
      <text:p text:style-name="Standard">94,0.4,1.025,0.625</text:p>
      <text:p text:style-name="Standard">95,1.5,2.275,0.775</text:p>
      <text:p text:style-name="Standard">96,1.5,2.728,1.228</text:p>
      <text:p text:style-name="Standard">97,0.2,1.985,1.785</text:p>
      <text:p text:style-name="Standard">98,3.833,2.969,-0.865</text:p>
      <text:p text:style-name="Standard">99,1.6,1.423,-0.177</text:p>
      <text:p text:style-name="Standard">100,4.2,4.713,0.513</text:p>
      <text:p text:style-name="Standard">1,4.5,2.382,-2.118</text:p>
      <text:p text:style-name="Standard">2,4.167,3.279,-0.888</text:p>
      <text:p text:style-name="Standard">3,1.5,1.371,-0.129</text:p>
      <text:p text:style-name="Standard">4,2.2,2.464,0.264</text:p>
      <text:p text:style-name="Standard">5,4.4,3.155,-1.245</text:p>
      <text:p text:style-name="Standard">6,2.2,2.793,0.593</text:p>
      <text:p text:style-name="Standard">7,3.2,2.67,-0.53</text:p>
      <text:p text:style-name="Standard">8,0,0.527,0.527</text:p>
      <text:p text:style-name="Standard">9,1.2,2.057,0.857</text:p>
      <text:p text:style-name="Standard">10,1.4,0.933,-0.467</text:p>
      <text:p text:style-name="Standard">11,0.2,0.908,0.708</text:p>
      <text:p text:style-name="Standard">12,3.75,1.75,-2</text:p>
      <text:p text:style-name="Standard">13,3.2,1.503,-1.697</text:p>
      <text:p text:style-name="Standard">14,0,1.094,1.094</text:p>
      <text:p text:style-name="Standard">15,3,2.389,-0.611</text:p>
      <text:p text:style-name="Standard">16,1,1.962,0.962</text:p>
      <text:p text:style-name="Standard">17,3.167,2.041,-1.126</text:p>
      <text:p text:style-name="Standard">18,4.2,1.783,-2.417</text:p>
      <text:p text:style-name="Standard"><text:soft-page-break/>19,3.667,2.252,-1.414</text:p>
      <text:p text:style-name="Standard">20,0.6,1.012,0.412</text:p>
      <text:p text:style-name="Standard">21,2.143,2.798,0.655</text:p>
      <text:p text:style-name="Standard">22,0,2.075,2.075</text:p>
      <text:p text:style-name="Standard">23,0.333,1.595,1.262</text:p>
      <text:p text:style-name="Standard">24,2,1.784,-0.216</text:p>
      <text:p text:style-name="Standard">25,1.5,2.375,0.875</text:p>
      <text:p text:style-name="Standard">26,2.8,2.275,-0.525</text:p>
      <text:p text:style-name="Standard">27,4.167,3.047,-1.12</text:p>
      <text:p text:style-name="Standard">28,0.8,1.094,0.294</text:p>
      <text:p text:style-name="Standard">29,0,0.521,0.521</text:p>
      <text:p text:style-name="Standard">30,1.167,1.849,0.682</text:p>
      <text:p text:style-name="Standard">31,1.833,2.825,0.992</text:p>
      <text:p text:style-name="Standard">32,2,2.3,0.3</text:p>
      <text:p text:style-name="Standard">33,1.167,2.422,1.255</text:p>
      <text:p text:style-name="Standard">34,1.75,2.195,0.445</text:p>
      <text:p text:style-name="Standard">35,2,1.182,-0.818</text:p>
      <text:p text:style-name="Standard">36,2.6,2.145,-0.455</text:p>
      <text:p text:style-name="Standard">37,1,1.366,0.366</text:p>
      <text:p text:style-name="Standard">38,2.2,1.969,-0.231</text:p>
      <text:p text:style-name="Standard">39,1.333,2.075,0.742</text:p>
      <text:p text:style-name="Standard">40,0.2,0.843,0.643</text:p>
      <text:p text:style-name="Standard">41,2.8,1.879,-0.921</text:p>
      <text:p text:style-name="Standard">42,0,0.321,0.321</text:p>
      <text:p text:style-name="Standard">43,3,1.925,-1.075</text:p>
      <text:p text:style-name="Standard">44,1.667,2.635,0.968</text:p>
      <text:p text:style-name="Standard">45,3.2,3.103,-0.097</text:p>
      <text:p text:style-name="Standard">46,0,0.361,0.361</text:p>
      <text:p text:style-name="Standard">47,4.833,2.752,-2.081</text:p>
      <text:p text:style-name="Standard">48,3.333,2.871,-0.462</text:p>
      <text:p text:style-name="Standard">49,0,-0.069,-0.069</text:p>
      <text:p text:style-name="Standard">50,1.6,1.923,0.323</text:p>
      <text:p text:style-name="Standard">51,1.333,2.522,1.189</text:p>
      <text:p text:style-name="Standard">52,4.2,2.635,-1.565</text:p>
      <text:p text:style-name="Standard">53,3.4,1.956,-1.444</text:p>
      <text:p text:style-name="Standard">54,2,2.034,0.034</text:p>
      <text:p text:style-name="Standard">55,1.6,2.351,0.751</text:p>
      <text:p text:style-name="Standard">56,3.4,1.702,-1.698</text:p>
      <text:p text:style-name="Standard">57,2.6,2.655,0.055</text:p>
      <text:p text:style-name="Standard">58,4.2,2.14,-2.06</text:p>
      <text:p text:style-name="Standard">59,2.8,2.273,-0.527</text:p>
      <text:p text:style-name="Standard">60,3.2,2.389,-0.811</text:p>
      <text:p text:style-name="Standard">61,1.4,1.797,0.397</text:p>
      <text:p text:style-name="Standard">62,1.5,2.039,0.539</text:p>
      <text:p text:style-name="Standard">63,2.8,1.602,-1.198</text:p>
      <text:p text:style-name="Standard">64,0.2,1.489,1.289</text:p>
      <text:p text:style-name="Standard">65,0.5,1.534,1.034</text:p>
      <text:p text:style-name="Standard">66,2.8,2.297,-0.503</text:p>
      <text:p text:style-name="Standard">67,2.2,2.673,0.473</text:p>
      <text:p text:style-name="Standard">68,3,2.616,-0.384</text:p>
      <text:p text:style-name="Standard">69,1.75,0.811,-0.939</text:p>
      <text:p text:style-name="Standard"><text:soft-page-break/>70,2.833,1.804,-1.029</text:p>
      <text:p text:style-name="Standard">71,0.5,0.919,0.419</text:p>
      <text:p text:style-name="Standard">72,3,1.699,-1.301</text:p>
      <text:p text:style-name="Standard">73,1.167,1.539,0.372</text:p>
      <text:p text:style-name="Standard">74,1.4,2.462,1.062</text:p>
      <text:p text:style-name="Standard">75,0.25,1.268,1.018</text:p>
      <text:p text:style-name="Standard">76,1.8,1.322,-0.478</text:p>
      <text:p text:style-name="Standard">77,1.5,1.773,0.273</text:p>
      <text:p text:style-name="Standard">78,2.4,1.87,-0.53</text:p>
      <text:p text:style-name="Standard">79,1.4,1.525,0.125</text:p>
      <text:p text:style-name="Standard">80,2.333,1.781,-0.553</text:p>
      <text:p text:style-name="Standard">81,1.8,1.408,-0.392</text:p>
      <text:p text:style-name="Standard">82,2,2.898,0.898</text:p>
      <text:p text:style-name="Standard">83,1.167,1.264,0.098</text:p>
      <text:p text:style-name="Standard">84,0.6,1.967,1.367</text:p>
      <text:p text:style-name="Standard">85,2.333,2.906,0.573</text:p>
      <text:p text:style-name="Standard">86,1.667,1.888,0.222</text:p>
      <text:p text:style-name="Standard">87,0.5,1.606,1.106</text:p>
      <text:p text:style-name="Standard">88,5,4.806,-0.194</text:p>
      <text:p text:style-name="Standard">89,0.667,1.495,0.828</text:p>
      <text:p text:style-name="Standard">90,3.667,1.42,-2.247</text:p>
      <text:p text:style-name="Standard">91,2.5,1.26,-1.24</text:p>
      <text:p text:style-name="Standard">92,1.4,2.323,0.923</text:p>
      <text:p text:style-name="Standard">93,0,1.372,1.372</text:p>
      <text:p text:style-name="Standard">94,0.2,0.739,0.539</text:p>
      <text:p text:style-name="Standard">95,2,1.407,-0.593</text:p>
      <text:p text:style-name="Standard">96,3.833,2.015,-1.819</text:p>
      <text:p text:style-name="Standard">97,1.8,1.327,-0.473</text:p>
      <text:p text:style-name="Standard">98,2.2,3.24,1.04</text:p>
      <text:p text:style-name="Standard">99,2.8,1.456,-1.344</text:p>
      <text:p text:style-name="Standard">100,3,3.584,0.584</text:p>
      <text:p text:style-name="Standard">1,1,1.518,0.518</text:p>
      <text:p text:style-name="Standard">2,3.5,1.875,-1.625</text:p>
      <text:p text:style-name="Standard">3,3.5,1.846,-1.654</text:p>
      <text:p text:style-name="Standard">4,0.8,1.659,0.859</text:p>
      <text:p text:style-name="Standard">5,2,1.832,-0.168</text:p>
      <text:p text:style-name="Standard">6,1.8,2.009,0.209</text:p>
      <text:p text:style-name="Standard">7,1.2,1.137,-0.063</text:p>
      <text:p text:style-name="Standard">8,1.75,1.235,-0.515</text:p>
      <text:p text:style-name="Standard">9,1,1.587,0.587</text:p>
      <text:p text:style-name="Standard">10,1.2,1.542,0.342</text:p>
      <text:p text:style-name="Standard">11,2.833,2.176,-0.657</text:p>
      <text:p text:style-name="Standard">12,0.2,1.714,1.514</text:p>
      <text:p text:style-name="Standard">13,2.4,3.196,0.796</text:p>
      <text:p text:style-name="Standard">14,0.833,1.424,0.59</text:p>
      <text:p text:style-name="Standard">15,2.4,3.223,0.823</text:p>
      <text:p text:style-name="Standard">16,1.333,1.663,0.329</text:p>
      <text:p text:style-name="Standard">17,1,2.062,1.062</text:p>
      <text:p text:style-name="Standard">18,1.333,2.286,0.952</text:p>
      <text:p text:style-name="Standard">19,2.6,2.125,-0.475</text:p>
      <text:p text:style-name="Standard">20,1,1.664,0.664</text:p>
      <text:p text:style-name="Standard"><text:soft-page-break/>21,1.2,0.712,-0.488</text:p>
      <text:p text:style-name="Standard">22,3,2.626,-0.374</text:p>
      <text:p text:style-name="Standard">23,1.833,1.661,-0.172</text:p>
      <text:p text:style-name="Standard">24,1.75,2.023,0.273</text:p>
      <text:p text:style-name="Standard">25,0.6,0.721,0.121</text:p>
      <text:p text:style-name="Standard">26,0,0.566,0.566</text:p>
      <text:p text:style-name="Standard">27,3.8,2.486,-1.314</text:p>
      <text:p text:style-name="Standard">28,1,1.672,0.672</text:p>
      <text:p text:style-name="Standard">29,0.286,1.705,1.42</text:p>
      <text:p text:style-name="Standard">30,0.6,1.557,0.957</text:p>
      <text:p text:style-name="Standard">31,1.667,3.045,1.378</text:p>
      <text:p text:style-name="Standard">32,2,1.97,-0.03</text:p>
      <text:p text:style-name="Standard">33,3.667,1.871,-1.796</text:p>
      <text:p text:style-name="Standard">34,2.2,1.791,-0.409</text:p>
      <text:p text:style-name="Standard">35,0.333,0.652,0.319</text:p>
      <text:p text:style-name="Standard">36,3,4.013,1.013</text:p>
      <text:p text:style-name="Standard">37,3.333,2.855,-0.479</text:p>
      <text:p text:style-name="Standard">38,1.667,1.969,0.302</text:p>
      <text:p text:style-name="Standard">39,0.6,1.92,1.32</text:p>
      <text:p text:style-name="Standard">40,1.167,2.095,0.928</text:p>
      <text:p text:style-name="Standard">41,0,0.935,0.935</text:p>
      <text:p text:style-name="Standard">42,1.667,2.582,0.915</text:p>
      <text:p text:style-name="Standard">43,4,1.819,-2.181</text:p>
      <text:p text:style-name="Standard">44,1.8,1.814,0.014</text:p>
      <text:p text:style-name="Standard">45,0,1.085,1.085</text:p>
      <text:p text:style-name="Standard">46,3.8,2.564,-1.236</text:p>
      <text:p text:style-name="Standard">47,1.2,2.155,0.955</text:p>
      <text:p text:style-name="Standard">48,1.2,3.214,2.014</text:p>
      <text:p text:style-name="Standard">49,1.75,2.215,0.465</text:p>
      <text:p text:style-name="Standard">50,0.167,1.334,1.168</text:p>
      <text:p text:style-name="Standard">51,2.5,2.207,-0.293</text:p>
      <text:p text:style-name="Standard">52,3,2.351,-0.649</text:p>
      <text:p text:style-name="Standard">53,0,0.758,0.758</text:p>
      <text:p text:style-name="Standard">54,2.2,2.202,0.002</text:p>
      <text:p text:style-name="Standard">55,3,3.179,0.179</text:p>
      <text:p text:style-name="Standard">56,1.333,0.874,-0.459</text:p>
      <text:p text:style-name="Standard">57,4,2.272,-1.728</text:p>
      <text:p text:style-name="Standard">58,0.6,1.76,1.16</text:p>
      <text:p text:style-name="Standard">59,2.6,1.723,-0.877</text:p>
      <text:p text:style-name="Standard">60,1.5,2.432,0.932</text:p>
      <text:p text:style-name="Standard">61,4.714,2.725,-1.989</text:p>
      <text:p text:style-name="Standard">62,0.333,2.194,1.861</text:p>
      <text:p text:style-name="Standard">63,2.667,1.92,-0.747</text:p>
      <text:p text:style-name="Standard">64,0.2,2.249,2.049</text:p>
      <text:p text:style-name="Standard">65,3,3.061,0.061</text:p>
      <text:p text:style-name="Standard">66,1.833,2.053,0.22</text:p>
      <text:p text:style-name="Standard">67,0.8,1.921,1.121</text:p>
      <text:p text:style-name="Standard">68,4.6,3.138,-1.462</text:p>
      <text:p text:style-name="Standard">69,1.167,1.574,0.408</text:p>
      <text:p text:style-name="Standard">70,0.75,1.652,0.902</text:p>
      <text:p text:style-name="Standard">71,2.8,1.972,-0.828</text:p>
      <text:p text:style-name="Standard"><text:soft-page-break/>72,0.2,0.186,-0.014</text:p>
      <text:p text:style-name="Standard">73,1.143,2.213,1.07</text:p>
      <text:p text:style-name="Standard">74,2.4,1.05,-1.35</text:p>
      <text:p text:style-name="Standard">75,3.4,2.002,-1.398</text:p>
      <text:p text:style-name="Standard">76,3.667,2.734,-0.932</text:p>
      <text:p text:style-name="Standard">77,1.833,2.571,0.738</text:p>
      <text:p text:style-name="Standard">78,2.167,1.932,-0.235</text:p>
      <text:p text:style-name="Standard">79,2.8,2.328,-0.472</text:p>
      <text:p text:style-name="Standard">80,0.333,0.781,0.448</text:p>
      <text:p text:style-name="Standard">81,2.6,1.156,-1.444</text:p>
      <text:p text:style-name="Standard">82,2.6,1.707,-0.893</text:p>
      <text:p text:style-name="Standard">83,3.333,2.377,-0.956</text:p>
      <text:p text:style-name="Standard">84,2,2.701,0.701</text:p>
      <text:p text:style-name="Standard">85,2.333,2.583,0.25</text:p>
      <text:p text:style-name="Standard">86,3.2,2.201,-0.999</text:p>
      <text:p text:style-name="Standard">87,2.5,2.778,0.278</text:p>
      <text:p text:style-name="Standard">88,4.833,2.567,-2.267</text:p>
      <text:p text:style-name="Standard">89,2.167,1.996,-0.17</text:p>
      <text:p text:style-name="Standard">90,1.667,1.575,-0.092</text:p>
      <text:p text:style-name="Standard">91,0.333,1.464,1.131</text:p>
      <text:p text:style-name="Standard">92,1.2,0.064,-1.136</text:p>
      <text:p text:style-name="Standard">93,2.6,2.943,0.343</text:p>
      <text:p text:style-name="Standard">94,1.2,1.54,0.34</text:p>
      <text:p text:style-name="Standard">95,3,3.97,0.97</text:p>
      <text:p text:style-name="Standard">96,1,1.63,0.63</text:p>
      <text:p text:style-name="Standard">97,1.4,1.918,0.518</text:p>
      <text:p text:style-name="Standard">98,1.8,2.123,0.323</text:p>
      <text:p text:style-name="Standard">99,3.167,2.828,-0.338</text:p>
      <text:p text:style-name="Standard">100,3.2,1.375,-1.825</text:p>
      <text:p text:style-name="Standard">1,2,1.632,-0.368</text:p>
      <text:p text:style-name="Standard">2,1.667,1.877,0.21</text:p>
      <text:p text:style-name="Standard">3,2.2,1.256,-0.944</text:p>
      <text:p text:style-name="Standard">4,1,2.849,1.849</text:p>
      <text:p text:style-name="Standard">5,2.6,2.314,-0.286</text:p>
      <text:p text:style-name="Standard">6,2.2,3.038,0.838</text:p>
      <text:p text:style-name="Standard">7,1.4,1.776,0.376</text:p>
      <text:p text:style-name="Standard">8,1.833,2.171,0.338</text:p>
      <text:p text:style-name="Standard">9,3.75,2.532,-1.218</text:p>
      <text:p text:style-name="Standard">10,1.833,2.112,0.278</text:p>
      <text:p text:style-name="Standard">11,1.333,1.588,0.255</text:p>
      <text:p text:style-name="Standard">12,2.75,1.995,-0.755</text:p>
      <text:p text:style-name="Standard">13,3.833,2.054,-1.779</text:p>
      <text:p text:style-name="Standard">14,1,0.785,-0.215</text:p>
      <text:p text:style-name="Standard">15,0.4,1.844,1.444</text:p>
      <text:p text:style-name="Standard">16,4.429,2.464,-1.965</text:p>
      <text:p text:style-name="Standard">17,1.4,2.312,0.912</text:p>
      <text:p text:style-name="Standard">18,3.2,1.452,-1.748</text:p>
      <text:p text:style-name="Standard">19,2.2,1.712,-0.488</text:p>
      <text:p text:style-name="Standard">20,0.333,1.477,1.144</text:p>
      <text:p text:style-name="Standard">21,1.5,1.225,-0.275</text:p>
      <text:p text:style-name="Standard">22,3.167,3.695,0.528</text:p>
      <text:p text:style-name="Standard"><text:soft-page-break/>23,1.4,1.752,0.352</text:p>
      <text:p text:style-name="Standard">24,3.25,2.823,-0.427</text:p>
      <text:p text:style-name="Standard">25,0.25,1.557,1.307</text:p>
      <text:p text:style-name="Standard">26,1,1.195,0.195</text:p>
      <text:p text:style-name="Standard">27,0.2,1.624,1.424</text:p>
      <text:p text:style-name="Standard">28,2.833,2.448,-0.385</text:p>
      <text:p text:style-name="Standard">29,2,2.231,0.231</text:p>
      <text:p text:style-name="Standard">30,5,2.139,-2.861</text:p>
      <text:p text:style-name="Standard">31,0.8,1.471,0.671</text:p>
      <text:p text:style-name="Standard">32,1.75,2.031,0.281</text:p>
      <text:p text:style-name="Standard">33,1.167,1.597,0.431</text:p>
      <text:p text:style-name="Standard">34,5,2.788,-2.212</text:p>
      <text:p text:style-name="Standard">35,2.4,1.4,-1</text:p>
      <text:p text:style-name="Standard">36,1.6,2.053,0.453</text:p>
      <text:p text:style-name="Standard">37,0,1.707,1.707</text:p>
      <text:p text:style-name="Standard">38,2.4,1.108,-1.292</text:p>
      <text:p text:style-name="Standard">39,1,1.792,0.792</text:p>
      <text:p text:style-name="Standard">40,0.333,1.609,1.276</text:p>
      <text:p text:style-name="Standard">41,1.143,1.879,0.736</text:p>
      <text:p text:style-name="Standard">42,1.4,0.976,-0.424</text:p>
      <text:p text:style-name="Standard">43,2.75,1.344,-1.406</text:p>
      <text:p text:style-name="Standard">44,3.6,2.004,-1.596</text:p>
      <text:p text:style-name="Standard">45,0.667,2.132,1.466</text:p>
      <text:p text:style-name="Standard">46,2.4,1.907,-0.493</text:p>
      <text:p text:style-name="Standard">47,2.2,1.52,-0.68</text:p>
      <text:p text:style-name="Standard">48,2.667,2.221,-0.445</text:p>
      <text:p text:style-name="Standard">49,1.2,2.257,1.057</text:p>
      <text:p text:style-name="Standard">50,1.8,1.24,-0.56</text:p>
      <text:p text:style-name="Standard">51,2.2,1.92,-0.28</text:p>
      <text:p text:style-name="Standard">52,0.5,1.812,1.312</text:p>
      <text:p text:style-name="Standard">53,2.5,1.92,-0.58</text:p>
      <text:p text:style-name="Standard">54,0,1.647,1.647</text:p>
      <text:p text:style-name="Standard">55,1.2,1.158,-0.042</text:p>
      <text:p text:style-name="Standard">56,1.4,1.605,0.205</text:p>
      <text:p text:style-name="Standard">57,0.8,0.924,0.124</text:p>
      <text:p text:style-name="Standard">58,4.5,2.459,-2.041</text:p>
      <text:p text:style-name="Standard">59,0.6,1.674,1.074</text:p>
      <text:p text:style-name="Standard">60,4.2,1.973,-2.227</text:p>
      <text:p text:style-name="Standard">61,4.6,3.471,-1.129</text:p>
      <text:p text:style-name="Standard">62,1,2.193,1.193</text:p>
      <text:p text:style-name="Standard">63,1.667,1.928,0.261</text:p>
      <text:p text:style-name="Standard">64,3.167,4.069,0.903</text:p>
      <text:p text:style-name="Standard">65,1.2,1.925,0.725</text:p>
      <text:p text:style-name="Standard">66,2.4,2.114,-0.286</text:p>
      <text:p text:style-name="Standard">67,4.333,2.071,-2.262</text:p>
      <text:p text:style-name="Standard">68,2,1.51,-0.49</text:p>
      <text:p text:style-name="Standard">69,3.5,2.683,-0.817</text:p>
      <text:p text:style-name="Standard">70,4.333,1.687,-2.646</text:p>
      <text:p text:style-name="Standard">71,2.167,1.377,-0.79</text:p>
      <text:p text:style-name="Standard">72,1.8,1.833,0.033</text:p>
      <text:p text:style-name="Standard">73,3.667,1.814,-1.853</text:p>
      <text:p text:style-name="Standard"><text:soft-page-break/>74,2,2.477,0.477</text:p>
      <text:p text:style-name="Standard">75,0.75,1.459,0.709</text:p>
      <text:p text:style-name="Standard">76,2.4,1.464,-0.936</text:p>
      <text:p text:style-name="Standard">77,2.75,2.656,-0.094</text:p>
      <text:p text:style-name="Standard">78,0.833,1.943,1.11</text:p>
      <text:p text:style-name="Standard">79,2.833,2.193,-0.64</text:p>
      <text:p text:style-name="Standard">80,3,3.256,0.256</text:p>
      <text:p text:style-name="Standard">81,0.667,1.067,0.4</text:p>
      <text:p text:style-name="Standard">82,2,2.235,0.235</text:p>
      <text:p text:style-name="Standard">83,1.5,2.112,0.612</text:p>
      <text:p text:style-name="Standard">84,2.833,2.444,-0.389</text:p>
      <text:p text:style-name="Standard">85,1.75,1.865,0.115</text:p>
      <text:p text:style-name="Standard">86,4.4,1.905,-2.495</text:p>
      <text:p text:style-name="Standard">87,2.2,1.75,-0.45</text:p>
      <text:p text:style-name="Standard">88,1,1.931,0.931</text:p>
      <text:p text:style-name="Standard">89,0,1.061,1.061</text:p>
      <text:p text:style-name="Standard">90,0,1.791,1.791</text:p>
      <text:p text:style-name="Standard">91,1,1.267,0.267</text:p>
      <text:p text:style-name="Standard">92,2,2.594,0.594</text:p>
      <text:p text:style-name="Standard">93,0.6,1.653,1.053</text:p>
      <text:p text:style-name="Standard">94,3.2,2.62,-0.58</text:p>
      <text:p text:style-name="Standard">95,2,1.823,-0.177</text:p>
      <text:p text:style-name="Standard">96,0,1.615,1.615</text:p>
      <text:p text:style-name="Standard">97,4.2,2.081,-2.119</text:p>
      <text:p text:style-name="Standard">98,1.75,2.87,1.12</text:p>
      <text:p text:style-name="Standard">99,0.5,1.544,1.044</text:p>
      <text:p text:style-name="Standard">100,2,2.333,0.333</text:p>
      <text:p text:style-name="Standard">1,2,2.46,0.46</text:p>
      <text:p text:style-name="Standard">2,2.6,1.041,-1.559</text:p>
      <text:p text:style-name="Standard">3,3.75,2.486,-1.264</text:p>
      <text:p text:style-name="Standard">4,1.667,1.71,0.043</text:p>
      <text:p text:style-name="Standard">5,0.333,2.126,1.793</text:p>
      <text:p text:style-name="Standard">6,0.167,1.487,1.32</text:p>
      <text:p text:style-name="Standard">7,2.6,2.386,-0.214</text:p>
      <text:p text:style-name="Standard">8,3.333,3.859,0.526</text:p>
      <text:p text:style-name="Standard">9,4,3.413,-0.587</text:p>
      <text:p text:style-name="Standard">10,3.4,2.771,-0.629</text:p>
      <text:p text:style-name="Standard">11,2.8,2.269,-0.531</text:p>
      <text:p text:style-name="Standard">12,1.167,2.263,1.097</text:p>
      <text:p text:style-name="Standard">13,1.5,2.068,0.568</text:p>
      <text:p text:style-name="Standard">14,1,2.197,1.197</text:p>
      <text:p text:style-name="Standard">15,1.25,1.756,0.506</text:p>
      <text:p text:style-name="Standard">16,0.667,0.015,-0.652</text:p>
      <text:p text:style-name="Standard">17,0.6,1.92,1.32</text:p>
      <text:p text:style-name="Standard">18,2.25,2.457,0.207</text:p>
      <text:p text:style-name="Standard">19,1.4,2.411,1.011</text:p>
      <text:p text:style-name="Standard">20,2,0.964,-1.036</text:p>
      <text:p text:style-name="Standard">21,1,1.788,0.788</text:p>
      <text:p text:style-name="Standard">22,1.25,2.237,0.987</text:p>
      <text:p text:style-name="Standard">23,1.25,1.457,0.207</text:p>
      <text:p text:style-name="Standard">24,1.4,1.604,0.204</text:p>
      <text:p text:style-name="Standard"><text:soft-page-break/>25,2.4,3.509,1.109</text:p>
      <text:p text:style-name="Standard">26,1.5,1.989,0.489</text:p>
      <text:p text:style-name="Standard">27,1.4,1.993,0.593</text:p>
      <text:p text:style-name="Standard">28,0.333,2.198,1.865</text:p>
      <text:p text:style-name="Standard">29,2.833,3.598,0.764</text:p>
      <text:p text:style-name="Standard">30,2,2.689,0.689</text:p>
      <text:p text:style-name="Standard">31,3.4,2.628,-0.772</text:p>
      <text:p text:style-name="Standard">32,1.8,1.623,-0.177</text:p>
      <text:p text:style-name="Standard">33,1.2,1.151,-0.049</text:p>
      <text:p text:style-name="Standard">34,2.8,1.824,-0.976</text:p>
      <text:p text:style-name="Standard">35,2,1.726,-0.274</text:p>
      <text:p text:style-name="Standard">36,2,2.366,0.366</text:p>
      <text:p text:style-name="Standard">37,3,2.287,-0.713</text:p>
      <text:p text:style-name="Standard">38,1,1.444,0.444</text:p>
      <text:p text:style-name="Standard">39,0.8,1.562,0.762</text:p>
      <text:p text:style-name="Standard">40,4,1.264,-2.736</text:p>
      <text:p text:style-name="Standard">41,1,2.741,1.741</text:p>
      <text:p text:style-name="Standard">42,0.833,1.619,0.786</text:p>
      <text:p text:style-name="Standard">43,2.25,1.641,-0.609</text:p>
      <text:p text:style-name="Standard">44,2.8,1.772,-1.028</text:p>
      <text:p text:style-name="Standard">45,1.25,1.404,0.154</text:p>
      <text:p text:style-name="Standard">46,1.833,1.546,-0.287</text:p>
      <text:p text:style-name="Standard">47,3,3.327,0.327</text:p>
      <text:p text:style-name="Standard">48,1.2,1.627,0.427</text:p>
      <text:p text:style-name="Standard">49,1.8,1.958,0.158</text:p>
      <text:p text:style-name="Standard">50,0.667,1.749,1.082</text:p>
      <text:p text:style-name="Standard">51,2.6,2.511,-0.089</text:p>
      <text:p text:style-name="Standard">52,0.8,2.726,1.926</text:p>
      <text:p text:style-name="Standard">53,1.167,2.236,1.07</text:p>
      <text:p text:style-name="Standard">54,3.5,2.847,-0.653</text:p>
      <text:p text:style-name="Standard">55,0.6,0.96,0.36</text:p>
      <text:p text:style-name="Standard">56,1.6,2.215,0.615</text:p>
      <text:p text:style-name="Standard">57,1.4,1.841,0.441</text:p>
      <text:p text:style-name="Standard">58,2.4,1.42,-0.98</text:p>
      <text:p text:style-name="Standard">59,4.4,2.597,-1.803</text:p>
      <text:p text:style-name="Standard">60,0.2,0.4,0.2</text:p>
      <text:p text:style-name="Standard">61,2.25,2.967,0.717</text:p>
      <text:p text:style-name="Standard">62,2,1.804,-0.196</text:p>
      <text:p text:style-name="Standard">63,1.167,1.853,0.686</text:p>
      <text:p text:style-name="Standard">64,2,2.408,0.408</text:p>
      <text:p text:style-name="Standard">65,2.333,2.63,0.296</text:p>
      <text:p text:style-name="Standard">66,0.6,1.647,1.047</text:p>
      <text:p text:style-name="Standard">67,1,1.813,0.813</text:p>
      <text:p text:style-name="Standard">68,0.8,1.328,0.528</text:p>
      <text:p text:style-name="Standard">69,2.667,3.488,0.821</text:p>
      <text:p text:style-name="Standard">70,3.8,1.55,-2.25</text:p>
      <text:p text:style-name="Standard">71,1.667,1.535,-0.131</text:p>
      <text:p text:style-name="Standard">72,1,1.457,0.457</text:p>
      <text:p text:style-name="Standard">73,0.75,1.774,1.024</text:p>
      <text:p text:style-name="Standard">74,2.667,2.867,0.201</text:p>
      <text:p text:style-name="Standard">75,1.6,2.431,0.831</text:p>
      <text:p text:style-name="Standard"><text:soft-page-break/>76,0.8,1.632,0.832</text:p>
      <text:p text:style-name="Standard">77,4.833,1.645,-3.189</text:p>
      <text:p text:style-name="Standard">78,3.25,3.26,0.01</text:p>
      <text:p text:style-name="Standard">79,3.4,2.686,-0.714</text:p>
      <text:p text:style-name="Standard">80,0.667,1.635,0.968</text:p>
      <text:p text:style-name="Standard">81,0.4,1.265,0.865</text:p>
      <text:p text:style-name="Standard">82,1.5,2.456,0.956</text:p>
      <text:p text:style-name="Standard">83,3.667,2.41,-1.257</text:p>
      <text:p text:style-name="Standard">84,2.2,1.725,-0.475</text:p>
      <text:p text:style-name="Standard">85,0.833,1.833,0.999</text:p>
      <text:p text:style-name="Standard">86,3.833,3.344,-0.489</text:p>
      <text:p text:style-name="Standard">87,3,3.581,0.581</text:p>
      <text:p text:style-name="Standard">88,1.4,1.787,0.387</text:p>
      <text:p text:style-name="Standard">89,1.333,2.712,1.379</text:p>
      <text:p text:style-name="Standard">90,1.2,2.343,1.143</text:p>
      <text:p text:style-name="Standard">91,0.4,1.521,1.121</text:p>
      <text:p text:style-name="Standard">92,1.2,1.96,0.76</text:p>
      <text:p text:style-name="Standard">93,3.167,1.894,-1.272</text:p>
      <text:p text:style-name="Standard">94,3.8,1.963,-1.837</text:p>
      <text:p text:style-name="Standard">95,2.5,2.918,0.418</text:p>
      <text:p text:style-name="Standard">96,0.25,1.203,0.953</text:p>
      <text:p text:style-name="Standard">97,0.6,2.239,1.639</text:p>
      <text:p text:style-name="Standard">98,2.667,2.132,-0.535</text:p>
      <text:p text:style-name="Standard">99,2.6,2.177,-0.423</text:p>
      <text:p text:style-name="Standard">100,3,1.72,-1.28</text:p>
      <text:p text:style-name="Standard">1,3.167,2.137,-1.03</text:p>
      <text:p text:style-name="Standard">2,1,1.646,0.646</text:p>
      <text:p text:style-name="Standard">3,3.167,2.077,-1.089</text:p>
      <text:p text:style-name="Standard">4,2,1.461,-0.539</text:p>
      <text:p text:style-name="Standard">5,3.25,2.263,-0.987</text:p>
      <text:p text:style-name="Standard">6,2.5,0.837,-1.663</text:p>
      <text:p text:style-name="Standard">7,1,1.57,0.57</text:p>
      <text:p text:style-name="Standard">8,1,2.341,1.341</text:p>
      <text:p text:style-name="Standard">9,1.2,1.858,0.658</text:p>
      <text:p text:style-name="Standard">10,1,1.441,0.441</text:p>
      <text:p text:style-name="Standard">11,1.5,0.656,-0.844</text:p>
      <text:p text:style-name="Standard">12,1,1.755,0.755</text:p>
      <text:p text:style-name="Standard">13,2.6,1.998,-0.602</text:p>
      <text:p text:style-name="Standard">14,0.2,3.141,2.941</text:p>
      <text:p text:style-name="Standard">15,1.6,1.762,0.162</text:p>
      <text:p text:style-name="Standard">16,2,2.33,0.33</text:p>
      <text:p text:style-name="Standard">17,3.2,2.114,-1.086</text:p>
      <text:p text:style-name="Standard">18,1.5,2.504,1.004</text:p>
      <text:p text:style-name="Standard">19,4.2,1.628,-2.572</text:p>
      <text:p text:style-name="Standard">20,1,1.423,0.423</text:p>
      <text:p text:style-name="Standard">21,2.667,3.267,0.601</text:p>
      <text:p text:style-name="Standard">22,0.333,2.071,1.737</text:p>
      <text:p text:style-name="Standard">23,1.4,2.927,1.527</text:p>
      <text:p text:style-name="Standard">24,1,2.067,1.067</text:p>
      <text:p text:style-name="Standard">25,0,1.116,1.116</text:p>
      <text:p text:style-name="Standard">26,0.4,1.237,0.837</text:p>
      <text:p text:style-name="Standard"><text:soft-page-break/>27,1,1.718,0.718</text:p>
      <text:p text:style-name="Standard">28,2,2.358,0.358</text:p>
      <text:p text:style-name="Standard">29,1,1.468,0.468</text:p>
      <text:p text:style-name="Standard">30,0,1.606,1.606</text:p>
      <text:p text:style-name="Standard">31,4.8,2.841,-1.959</text:p>
      <text:p text:style-name="Standard">32,0.833,1.874,1.041</text:p>
      <text:p text:style-name="Standard">33,0.4,1.907,1.507</text:p>
      <text:p text:style-name="Standard">34,1,1.089,0.089</text:p>
      <text:p text:style-name="Standard">35,1.2,1.785,0.585</text:p>
      <text:p text:style-name="Standard">36,1.167,1.361,0.195</text:p>
      <text:p text:style-name="Standard">37,3.8,3.064,-0.736</text:p>
      <text:p text:style-name="Standard">38,0.8,1.397,0.597</text:p>
      <text:p text:style-name="Standard">39,1.2,2.208,1.008</text:p>
      <text:p text:style-name="Standard">40,3.8,3.185,-0.615</text:p>
      <text:p text:style-name="Standard">41,1.8,2.079,0.279</text:p>
      <text:p text:style-name="Standard">42,1.2,2.384,1.184</text:p>
      <text:p text:style-name="Standard">43,3.2,1.767,-1.433</text:p>
      <text:p text:style-name="Standard">44,2.8,2.735,-0.065</text:p>
      <text:p text:style-name="Standard">45,0.8,1.876,1.076</text:p>
      <text:p text:style-name="Standard">46,0.4,1.832,1.432</text:p>
      <text:p text:style-name="Standard">47,3.5,2.451,-1.049</text:p>
      <text:p text:style-name="Standard">48,0.2,1.542,1.342</text:p>
      <text:p text:style-name="Standard">49,1.6,1.848,0.248</text:p>
      <text:p text:style-name="Standard">50,1.167,2.201,1.034</text:p>
      <text:p text:style-name="Standard">51,1,1.585,0.585</text:p>
      <text:p text:style-name="Standard">52,2,1.857,-0.143</text:p>
      <text:p text:style-name="Standard">53,1.667,1.994,0.328</text:p>
      <text:p text:style-name="Standard">54,1.5,2.017,0.517</text:p>
      <text:p text:style-name="Standard">55,1.167,1.728,0.561</text:p>
      <text:p text:style-name="Standard">56,0.4,2.02,1.62</text:p>
      <text:p text:style-name="Standard">57,2.25,1.499,-0.751</text:p>
      <text:p text:style-name="Standard">58,1.167,1.748,0.581</text:p>
      <text:p text:style-name="Standard">59,1.5,1.891,0.391</text:p>
      <text:p text:style-name="Standard">60,0.6,1.434,0.834</text:p>
      <text:p text:style-name="Standard">61,2.333,2.486,0.152</text:p>
      <text:p text:style-name="Standard">62,2.6,3.492,0.892</text:p>
      <text:p text:style-name="Standard">63,1.333,1.302,-0.032</text:p>
      <text:p text:style-name="Standard">64,1.2,1.669,0.469</text:p>
      <text:p text:style-name="Standard">65,1,1.665,0.665</text:p>
      <text:p text:style-name="Standard">66,3.667,2.104,-1.563</text:p>
      <text:p text:style-name="Standard">67,1.167,1.367,0.201</text:p>
      <text:p text:style-name="Standard">68,1.25,2.025,0.775</text:p>
      <text:p text:style-name="Standard">69,4.667,2.624,-2.043</text:p>
      <text:p text:style-name="Standard">70,2.8,2.551,-0.249</text:p>
      <text:p text:style-name="Standard">71,0.6,1.982,1.382</text:p>
      <text:p text:style-name="Standard">72,2.167,1.638,-0.529</text:p>
      <text:p text:style-name="Standard">73,2,1.994,-0.006</text:p>
      <text:p text:style-name="Standard">74,2.6,2.729,0.129</text:p>
      <text:p text:style-name="Standard">75,1.8,1.98,0.18</text:p>
      <text:p text:style-name="Standard">76,3.333,2.864,-0.469</text:p>
      <text:p text:style-name="Standard">77,2,2.372,0.372</text:p>
      <text:p text:style-name="Standard"><text:soft-page-break/>78,2.2,2.131,-0.069</text:p>
      <text:p text:style-name="Standard">79,1.833,2.305,0.472</text:p>
      <text:p text:style-name="Standard">80,1.333,2.38,1.047</text:p>
      <text:p text:style-name="Standard">81,3,1.753,-1.247</text:p>
      <text:p text:style-name="Standard">82,1,1.38,0.38</text:p>
      <text:p text:style-name="Standard">83,2.4,1.166,-1.234</text:p>
      <text:p text:style-name="Standard">84,2.333,1.002,-1.332</text:p>
      <text:p text:style-name="Standard">85,0.667,0.822,0.155</text:p>
      <text:p text:style-name="Standard">86,1.4,1.831,0.431</text:p>
      <text:p text:style-name="Standard">87,1.8,2.314,0.514</text:p>
      <text:p text:style-name="Standard">88,1.333,2.234,0.901</text:p>
      <text:p text:style-name="Standard">89,0,1.616,1.616</text:p>
      <text:p text:style-name="Standard">90,1.6,1.823,0.223</text:p>
      <text:p text:style-name="Standard">91,0.833,0.575,-0.258</text:p>
      <text:p text:style-name="Standard">92,2,1.078,-0.922</text:p>
      <text:p text:style-name="Standard">93,1.6,1.718,0.118</text:p>
      <text:p text:style-name="Standard">94,0.167,0.484,0.318</text:p>
      <text:p text:style-name="Standard">95,1.6,2.449,0.849</text:p>
      <text:p text:style-name="Standard">96,1.2,2.104,0.904</text:p>
      <text:p text:style-name="Standard">97,0.6,0.715,0.115</text:p>
      <text:p text:style-name="Standard">98,0.667,-0.138,-0.805</text:p>
      <text:p text:style-name="Standard">99,0,1.803,1.803</text:p>
      <text:p text:style-name="Standard">100,1.6,2.147,0.547</text:p>
      <text:p text:style-name="Standard">1,1.833,1.725,-0.109</text:p>
      <text:p text:style-name="Standard">2,1.6,1.683,0.083</text:p>
      <text:p text:style-name="Standard">3,1.667,1.766,0.1</text:p>
      <text:p text:style-name="Standard">4,3,1.605,-1.395</text:p>
      <text:p text:style-name="Standard">5,0,0.067,0.067</text:p>
      <text:p text:style-name="Standard">6,1,2.216,1.216</text:p>
      <text:p text:style-name="Standard">7,2.833,1.622,-1.211</text:p>
      <text:p text:style-name="Standard">8,1,2.372,1.372</text:p>
      <text:p text:style-name="Standard">9,1.833,2.16,0.327</text:p>
      <text:p text:style-name="Standard">10,1,2.371,1.371</text:p>
      <text:p text:style-name="Standard">11,0.8,0.869,0.069</text:p>
      <text:p text:style-name="Standard">12,2,2.155,0.155</text:p>
      <text:p text:style-name="Standard">13,2.75,2.286,-0.464</text:p>
      <text:p text:style-name="Standard">14,1.667,2.678,1.012</text:p>
      <text:p text:style-name="Standard">15,1.4,1.894,0.494</text:p>
      <text:p text:style-name="Standard">16,2.75,1.941,-0.809</text:p>
      <text:p text:style-name="Standard">17,2.6,1.666,-0.934</text:p>
      <text:p text:style-name="Standard">18,2,2.368,0.368</text:p>
      <text:p text:style-name="Standard">19,1.667,1.747,0.08</text:p>
      <text:p text:style-name="Standard">20,2,2.572,0.572</text:p>
      <text:p text:style-name="Standard">21,1.8,1.967,0.167</text:p>
      <text:p text:style-name="Standard">22,0,0.738,0.738</text:p>
      <text:p text:style-name="Standard">23,1.75,2.209,0.459</text:p>
      <text:p text:style-name="Standard">24,3,2.737,-0.263</text:p>
      <text:p text:style-name="Standard">25,3.333,1.583,-1.75</text:p>
      <text:p text:style-name="Standard">26,0,1.79,1.79</text:p>
      <text:p text:style-name="Standard">27,3,2.857,-0.143</text:p>
      <text:p text:style-name="Standard">28,2.5,2.502,0.002</text:p>
      <text:p text:style-name="Standard"><text:soft-page-break/>29,2.4,2.454,0.054</text:p>
      <text:p text:style-name="Standard">30,2,1.675,-0.325</text:p>
      <text:p text:style-name="Standard">31,1.167,1.532,0.365</text:p>
      <text:p text:style-name="Standard">32,2.2,1.61,-0.59</text:p>
      <text:p text:style-name="Standard">33,0.333,1.058,0.725</text:p>
      <text:p text:style-name="Standard">34,4.6,1.783,-2.817</text:p>
      <text:p text:style-name="Standard">35,0.167,0.089,-0.078</text:p>
      <text:p text:style-name="Standard">36,1.6,2.102,0.502</text:p>
      <text:p text:style-name="Standard">37,2,3.121,1.121</text:p>
      <text:p text:style-name="Standard">38,1.2,2.853,1.653</text:p>
      <text:p text:style-name="Standard">39,2.4,2.272,-0.128</text:p>
      <text:p text:style-name="Standard">40,2,1.615,-0.385</text:p>
      <text:p text:style-name="Standard">41,1.4,2.403,1.003</text:p>
      <text:p text:style-name="Standard">42,1.714,2.759,1.045</text:p>
      <text:p text:style-name="Standard">43,3.6,1.536,-2.064</text:p>
      <text:p text:style-name="Standard">44,0.6,2.454,1.854</text:p>
      <text:p text:style-name="Standard">45,2.25,1.078,-1.172</text:p>
      <text:p text:style-name="Standard">46,1.333,2.692,1.359</text:p>
      <text:p text:style-name="Standard">47,4.4,3.531,-0.869</text:p>
      <text:p text:style-name="Standard">48,2.2,2.365,0.165</text:p>
      <text:p text:style-name="Standard">49,2.5,1.832,-0.668</text:p>
      <text:p text:style-name="Standard">50,4.167,3.086,-1.081</text:p>
      <text:p text:style-name="Standard">51,0.8,1.352,0.552</text:p>
      <text:p text:style-name="Standard">52,4.4,1.085,-3.315</text:p>
      <text:p text:style-name="Standard">53,1.5,1.412,-0.088</text:p>
      <text:p text:style-name="Standard">54,0.333,0.564,0.231</text:p>
      <text:p text:style-name="Standard">55,1.167,1.368,0.201</text:p>
      <text:p text:style-name="Standard">56,2,1.413,-0.587</text:p>
      <text:p text:style-name="Standard">57,0.833,2.61,1.776</text:p>
      <text:p text:style-name="Standard">58,3,1.8,-1.2</text:p>
      <text:p text:style-name="Standard">59,1.167,2.437,1.271</text:p>
      <text:p text:style-name="Standard">60,1.667,2.508,0.841</text:p>
      <text:p text:style-name="Standard">61,1.5,1.796,0.296</text:p>
      <text:p text:style-name="Standard">62,3,2.494,-0.506</text:p>
      <text:p text:style-name="Standard">63,2.25,2.347,0.097</text:p>
      <text:p text:style-name="Standard">64,0.4,0.351,-0.049</text:p>
      <text:p text:style-name="Standard">65,1,1.317,0.317</text:p>
      <text:p text:style-name="Standard">66,4.6,2.822,-1.778</text:p>
      <text:p text:style-name="Standard">67,2.333,2.01,-0.323</text:p>
      <text:p text:style-name="Standard">68,2.167,2.127,-0.04</text:p>
      <text:p text:style-name="Standard">69,2.8,2.125,-0.675</text:p>
      <text:p text:style-name="Standard">70,2.167,1.855,-0.312</text:p>
      <text:p text:style-name="Standard">71,1,1.836,0.836</text:p>
      <text:p text:style-name="Standard">72,0.833,2.002,1.169</text:p>
      <text:p text:style-name="Standard">73,4.8,3.974,-0.826</text:p>
      <text:p text:style-name="Standard">74,4,2.734,-1.266</text:p>
      <text:p text:style-name="Standard">75,1.167,1.133,-0.034</text:p>
      <text:p text:style-name="Standard">76,4.5,3.154,-1.346</text:p>
      <text:p text:style-name="Standard">77,1.4,2.068,0.668</text:p>
      <text:p text:style-name="Standard">78,2.8,2.254,-0.546</text:p>
      <text:p text:style-name="Standard">79,1.8,2.249,0.449</text:p>
      <text:p text:style-name="Standard"><text:soft-page-break/>80,3.286,2.802,-0.484</text:p>
      <text:p text:style-name="Standard">81,4.167,1.893,-2.274</text:p>
      <text:p text:style-name="Standard">82,3.833,1.255,-2.578</text:p>
      <text:p text:style-name="Standard">83,3.6,2.744,-0.856</text:p>
      <text:p text:style-name="Standard">84,1.333,1.967,0.633</text:p>
      <text:p text:style-name="Standard">85,0.833,0.993,0.159</text:p>
      <text:p text:style-name="Standard">86,0.167,1.244,1.078</text:p>
      <text:p text:style-name="Standard">87,3.6,2.322,-1.278</text:p>
      <text:p text:style-name="Standard">88,2.6,1.79,-0.81</text:p>
      <text:p text:style-name="Standard">89,1.667,1.639,-0.028</text:p>
      <text:p text:style-name="Standard">90,2.4,2.613,0.213</text:p>
      <text:p text:style-name="Standard">91,0.167,1.215,1.049</text:p>
      <text:p text:style-name="Standard">92,3.833,2.259,-1.574</text:p>
      <text:p text:style-name="Standard">93,4.167,1.75,-2.416</text:p>
      <text:p text:style-name="Standard">94,2.8,2.434,-0.366</text:p>
      <text:p text:style-name="Standard">95,2.5,3.065,0.565</text:p>
      <text:p text:style-name="Standard">96,3.6,2.512,-1.088</text:p>
      <text:p text:style-name="Standard">97,1.4,2.154,0.754</text:p>
      <text:p text:style-name="Standard">98,1,1.723,0.723</text:p>
      <text:p text:style-name="Standard">99,2.5,2.215,-0.285</text:p>
      <text:p text:style-name="Standard">100,2.8,2.625,-0.175</text:p>
      <text:p text:style-name="Standard">1,2.75,2.565,-0.185</text:p>
      <text:p text:style-name="Standard">2,3.167,3.717,0.55</text:p>
      <text:p text:style-name="Standard">3,3.833,3.835,0.002</text:p>
      <text:p text:style-name="Standard">4,2.167,1.524,-0.643</text:p>
      <text:p text:style-name="Standard">5,3.167,1.571,-1.596</text:p>
      <text:p text:style-name="Standard">6,0.6,1.812,1.212</text:p>
      <text:p text:style-name="Standard">7,2.667,2.451,-0.216</text:p>
      <text:p text:style-name="Standard">8,0.667,1.441,0.774</text:p>
      <text:p text:style-name="Standard">9,3.5,2.816,-0.684</text:p>
      <text:p text:style-name="Standard">10,2.8,2.171,-0.629</text:p>
      <text:p text:style-name="Standard">11,0.5,1.72,1.22</text:p>
      <text:p text:style-name="Standard">12,1,1.828,0.828</text:p>
      <text:p text:style-name="Standard">13,4.333,1.238,-3.095</text:p>
      <text:p text:style-name="Standard">14,2.2,2.192,-0.008</text:p>
      <text:p text:style-name="Standard">15,3,2.257,-0.743</text:p>
      <text:p text:style-name="Standard">16,1,2.096,1.096</text:p>
      <text:p text:style-name="Standard">17,1,1.146,0.146</text:p>
      <text:p text:style-name="Standard">18,2.75,2.172,-0.578</text:p>
      <text:p text:style-name="Standard">19,2,1.563,-0.437</text:p>
      <text:p text:style-name="Standard">20,0,0.642,0.642</text:p>
      <text:p text:style-name="Standard">21,4.2,2.136,-2.064</text:p>
      <text:p text:style-name="Standard">22,2,2.151,0.151</text:p>
      <text:p text:style-name="Standard">23,4.2,1.924,-2.276</text:p>
      <text:p text:style-name="Standard">24,1.667,1.571,-0.096</text:p>
      <text:p text:style-name="Standard">25,1.6,1.739,0.139</text:p>
      <text:p text:style-name="Standard">26,1,1.768,0.768</text:p>
      <text:p text:style-name="Standard">27,4.333,2.576,-1.758</text:p>
      <text:p text:style-name="Standard">28,0.833,1.712,0.878</text:p>
      <text:p text:style-name="Standard">29,2.4,2.462,0.062</text:p>
      <text:p text:style-name="Standard">30,1.5,1.313,-0.187</text:p>
      <text:p text:style-name="Standard"><text:soft-page-break/>31,0,0.578,0.578</text:p>
      <text:p text:style-name="Standard">32,1.4,1.034,-0.366</text:p>
      <text:p text:style-name="Standard">33,2,1.423,-0.577</text:p>
      <text:p text:style-name="Standard">34,3,1.975,-1.025</text:p>
      <text:p text:style-name="Standard">35,3.8,2.449,-1.351</text:p>
      <text:p text:style-name="Standard">36,0.5,1.603,1.103</text:p>
      <text:p text:style-name="Standard">37,2.6,1.936,-0.664</text:p>
      <text:p text:style-name="Standard">38,1.667,1.774,0.107</text:p>
      <text:p text:style-name="Standard">39,0,0.175,0.175</text:p>
      <text:p text:style-name="Standard">40,4,2.604,-1.396</text:p>
      <text:p text:style-name="Standard">41,1.833,2.002,0.168</text:p>
      <text:p text:style-name="Standard">42,3,1.726,-1.274</text:p>
      <text:p text:style-name="Standard">43,0,0.533,0.533</text:p>
      <text:p text:style-name="Standard">44,0.4,1.498,1.098</text:p>
      <text:p text:style-name="Standard">45,3.8,2.572,-1.228</text:p>
      <text:p text:style-name="Standard">46,2.8,2.388,-0.412</text:p>
      <text:p text:style-name="Standard">47,1.8,2.035,0.235</text:p>
      <text:p text:style-name="Standard">48,0.286,1.355,1.069</text:p>
      <text:p text:style-name="Standard">49,0.667,1.559,0.892</text:p>
      <text:p text:style-name="Standard">50,2.4,2.347,-0.053</text:p>
      <text:p text:style-name="Standard">51,1,0.951,-0.049</text:p>
      <text:p text:style-name="Standard">52,2.6,1.512,-1.088</text:p>
      <text:p text:style-name="Standard">53,3,2.881,-0.119</text:p>
      <text:p text:style-name="Standard">54,0.2,0.896,0.696</text:p>
      <text:p text:style-name="Standard">55,0.167,1.386,1.219</text:p>
      <text:p text:style-name="Standard">56,1,1.801,0.801</text:p>
      <text:p text:style-name="Standard">57,4.5,1.73,-2.77</text:p>
      <text:p text:style-name="Standard">58,1.8,1.764,-0.036</text:p>
      <text:p text:style-name="Standard">59,2.8,2.347,-0.453</text:p>
      <text:p text:style-name="Standard">60,0.167,2.206,2.04</text:p>
      <text:p text:style-name="Standard">61,3.8,2.663,-1.137</text:p>
      <text:p text:style-name="Standard">62,0.4,0.923,0.523</text:p>
      <text:p text:style-name="Standard">63,3.4,3.21,-0.19</text:p>
      <text:p text:style-name="Standard">64,2,2.154,0.154</text:p>
      <text:p text:style-name="Standard">65,2.8,1.542,-1.258</text:p>
      <text:p text:style-name="Standard">66,1,2.4,1.4</text:p>
      <text:p text:style-name="Standard">67,0.167,0.958,0.791</text:p>
      <text:p text:style-name="Standard">68,2,2.102,0.102</text:p>
      <text:p text:style-name="Standard">69,2,3.048,1.048</text:p>
      <text:p text:style-name="Standard">70,3.333,3.639,0.306</text:p>
      <text:p text:style-name="Standard">71,0.8,1.398,0.598</text:p>
      <text:p text:style-name="Standard">72,3.333,2.545,-0.788</text:p>
      <text:p text:style-name="Standard">73,2.6,2.499,-0.101</text:p>
      <text:p text:style-name="Standard">74,1.4,3.543,2.143</text:p>
      <text:p text:style-name="Standard">75,0,1.288,1.288</text:p>
      <text:p text:style-name="Standard">76,1.8,2.356,0.556</text:p>
      <text:p text:style-name="Standard">77,2.2,1.689,-0.511</text:p>
      <text:p text:style-name="Standard">78,1.75,0.967,-0.783</text:p>
      <text:p text:style-name="Standard">79,1,1.714,0.714</text:p>
      <text:p text:style-name="Standard">80,3,2.439,-0.561</text:p>
      <text:p text:style-name="Standard">81,1.833,1.902,0.069</text:p>
      <text:p text:style-name="Standard"><text:soft-page-break/>82,2,1.836,-0.164</text:p>
      <text:p text:style-name="Standard">83,1.8,1.694,-0.106</text:p>
      <text:p text:style-name="Standard">84,2.8,2.67,-0.13</text:p>
      <text:p text:style-name="Standard">85,1.4,2.029,0.629</text:p>
      <text:p text:style-name="Standard">86,0.2,1.279,1.079</text:p>
      <text:p text:style-name="Standard">87,3,2.426,-0.574</text:p>
      <text:p text:style-name="Standard">88,4.2,3.09,-1.11</text:p>
      <text:p text:style-name="Standard">89,1.6,1.705,0.105</text:p>
      <text:p text:style-name="Standard">90,3.2,1.954,-1.246</text:p>
      <text:p text:style-name="Standard">91,2.2,1.568,-0.632</text:p>
      <text:p text:style-name="Standard">92,2.667,2.298,-0.369</text:p>
      <text:p text:style-name="Standard">93,1.833,1.84,0.006</text:p>
      <text:p text:style-name="Standard">94,1,1.543,0.543</text:p>
      <text:p text:style-name="Standard">95,1.2,1.483,0.283</text:p>
      <text:p text:style-name="Standard">96,3.8,2.51,-1.29</text:p>
      <text:p text:style-name="Standard">97,1,2.014,1.014</text:p>
      <text:p text:style-name="Standard">98,1,1.778,0.778</text:p>
      <text:p text:style-name="Standard">99,4,3.38,-0.62</text:p>
      <text:p text:style-name="Standard">100,1.6,1.895,0.295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5307</text:p>
      <text:p text:style-name="Standard">Mean absolute error <text:s text:c="21"/>0.8112</text:p>
      <text:p text:style-name="Standard">Root mean squared error <text:s text:c="17"/>1.0075</text:p>
      <text:p text:style-name="Standard">Relative absolute error <text:s text:c="16"/>82.7317 %</text:p>
      <text:p text:style-name="Standard">Root relative squared error <text:s text:c="12"/>84.7949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24T13:05:54</meta:creation-date>
    <meta:document-statistic meta:table-count="0" meta:image-count="0" meta:object-count="0" meta:page-count="22" meta:paragraph-count="1090" meta:word-count="1236" meta:character-count="21034"/>
    <dc:date>2014-11-24T13:06:25</dc:date>
    <dc:creator>amita misra</dc:creator>
    <meta:editing-duration>PT32S</meta:editing-duration>
    <meta:editing-cycles>1</meta:editing-cycles>
    <meta:generator>OpenOffice/4.1.0$Unix OpenOffice.org_project/410m18$Build-9764</meta:generator>
  </office:meta>
</office:document-meta>
</file>